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Negra" style:font-pitch="variable"/>
    <style:font-face style:name="Noto Sans4" svg:font-family="'Noto Sans'" style:font-adornments="Ligera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435cm" fo:min-width="2.34cm"/>
    </style:style>
    <style:style style:name="gr3" style:family="graphic" style:parent-style-name="standard">
      <style:graphic-properties draw:fill-color="#55308d" draw:textarea-horizontal-align="justify" draw:textarea-vertical-align="middle" draw:auto-grow-height="false" fo:min-height="0.435cm" fo:min-width="1.0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35cm" fo:min-width="2.34cm"/>
      <style:paragraph-properties style:writing-mode="lr-tb"/>
    </style:style>
    <style:style style:name="gr6" style:family="graphic" style:parent-style-name="standard">
      <style:graphic-properties draw:fill-color="#ff6d6d" draw:textarea-horizontal-align="justify" draw:textarea-vertical-align="middle" draw:auto-grow-height="false" fo:min-height="0.435cm" fo:min-width="2.34cm"/>
    </style:style>
    <style:style style:name="gr7" style:family="graphic" style:parent-style-name="standard">
      <style:graphic-properties draw:fill-color="#ffff6d" draw:textarea-horizontal-align="justify" draw:textarea-vertical-align="middle" draw:auto-grow-height="false" fo:min-height="0.435cm" fo:min-width="2.34cm"/>
    </style:style>
    <style:style style:name="gr8" style:family="graphic" style:parent-style-name="standard">
      <style:graphic-properties draw:fill-color="#77bc65" draw:textarea-horizontal-align="justify" draw:textarea-vertical-align="middle" draw:auto-grow-height="false" fo:min-height="0.435cm" fo:min-width="2.34cm"/>
    </style:style>
    <style:style style:name="gr9" style:family="graphic" style:parent-style-name="standard">
      <style:graphic-properties draw:fill-color="#8d1d75" draw:textarea-horizontal-align="justify" draw:textarea-vertical-align="middle" draw:auto-grow-height="false" fo:min-height="0.435cm" fo:min-width="2.34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705cm" fo:min-width="2.975cm"/>
      <style:paragraph-properties style:writing-mode="lr-tb"/>
    </style:style>
    <style:style style:name="gr15" style:family="graphic" style:parent-style-name="standard">
      <style:graphic-properties draw:fill-color="#ff972f" draw:textarea-horizontal-align="justify" draw:textarea-vertical-align="middle" draw:auto-grow-height="false" fo:min-height="1.07cm" fo:min-width="21.39cm"/>
      <style:paragraph-properties style:writing-mode="lr-tb"/>
    </style:style>
    <style:style style:name="gr16" style:family="graphic" style:parent-style-name="objectwithoutfill">
      <style:graphic-properties draw:fill="none"/>
    </style:style>
    <style:style style:name="gr17" style:family="graphic" style:parent-style-name="standard">
      <style:graphic-properties draw:fill-color="#ff6d6d" draw:textarea-horizontal-align="justify" draw:textarea-vertical-align="middle" draw:auto-grow-height="false" fo:min-height="1.07cm" fo:min-width="2.975cm"/>
      <style:paragraph-properties style:writing-mode="lr-tb"/>
    </style:style>
    <style:style style:name="gr18" style:family="graphic" style:parent-style-name="standard">
      <style:graphic-properties draw:fill-color="#3faf46" draw:textarea-horizontal-align="justify" draw:textarea-vertical-align="middle" draw:auto-grow-height="false" fo:min-height="1.07cm" fo:min-width="21.39cm"/>
      <style:paragraph-properties style:writing-mode="lr-tb"/>
    </style:style>
    <style:style style:name="gr19" style:family="graphic" style:parent-style-name="standard">
      <style:graphic-properties draw:fill-color="#c9211e" draw:textarea-horizontal-align="justify" draw:textarea-vertical-align="middle" draw:auto-grow-height="false" fo:min-height="1.07cm" fo:min-width="21.3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gr21" style:family="graphic" style:parent-style-name="standard">
      <style:graphic-properties svg:stroke-color="#333333" draw:marker-start="Arrowheads_20_3" draw:marker-start-width="0.3cm" draw:marker-end="Arrowheads_20_2" draw:marker-end-width="0.3cm" draw:stroke-linejoin="miter"/>
    </style:style>
    <style:style style:name="gr22" style:family="graphic" style:parent-style-name="standard">
      <style:graphic-properties draw:fill-color="#ff972f" draw:textarea-horizontal-align="justify" draw:textarea-vertical-align="middle" draw:auto-grow-height="false" fo:min-height="1.07cm" fo:min-width="10.595cm"/>
      <style:paragraph-properties style:writing-mode="lr-tb"/>
    </style:style>
    <style:style style:name="gr23" style:family="graphic" style:parent-style-name="standard">
      <style:graphic-properties draw:fill-color="#3faf46" draw:textarea-horizontal-align="justify" draw:textarea-vertical-align="middle" draw:auto-grow-height="false" fo:min-height="1.07cm" fo:min-width="10.595cm"/>
      <style:paragraph-properties style:writing-mode="lr-tb"/>
    </style:style>
    <style:style style:name="gr24" style:family="graphic" style:parent-style-name="standard">
      <style:graphic-properties draw:fill-color="#c9211e" draw:textarea-horizontal-align="justify" draw:textarea-vertical-align="middle" draw:auto-grow-height="false" fo:min-height="1.07cm" fo:min-width="10.595cm"/>
      <style:paragraph-properties style:writing-mode="lr-tb"/>
    </style:style>
    <style:style style:name="gr25" style:family="graphic" style:parent-style-name="standard">
      <style:graphic-properties svg:stroke-color="#333333" draw:marker-start="Circle" draw:marker-start-width="0.3cm" draw:marker-end="Arrowheads_20_4" draw:marker-end-width="0.3cm"/>
    </style:style>
    <style:style style:name="gr26" style:family="graphic" style:parent-style-name="standard">
      <style:graphic-properties draw:textarea-horizontal-align="justify" draw:textarea-vertical-align="middle" draw:auto-grow-height="false" fo:min-height="5.55cm" fo:min-width="5.639cm"/>
    </style:style>
    <style:style style:name="gr27" style:family="graphic" style:parent-style-name="standard">
      <style:graphic-properties draw:fill-color="#8d1d75" draw:textarea-horizontal-align="justify" draw:textarea-vertical-align="middle" draw:auto-grow-height="false" fo:min-height="1.147cm" fo:min-width="1.596cm"/>
      <style:paragraph-properties style:writing-mode="lr-tb"/>
    </style:style>
    <style:style style:name="gr28" style:family="graphic" style:parent-style-name="standard">
      <style:graphic-properties draw:fill-color="#5eb91e" draw:textarea-horizontal-align="justify" draw:textarea-vertical-align="middle" draw:auto-grow-height="false" fo:min-height="3.811cm" fo:min-width="3.811cm" fo:wrap-option="wrap"/>
      <style:paragraph-properties style:writing-mode="lr-tb"/>
    </style:style>
    <style:style style:name="gr29" style:family="graphic" style:parent-style-name="standard">
      <style:graphic-properties draw:fill-color="#8d1d75" draw:textarea-horizontal-align="justify" draw:textarea-vertical-align="middle" draw:auto-grow-height="false" fo:min-height="1.147cm" fo:min-width="2.944cm"/>
      <style:paragraph-properties style:writing-mode="lr-tb"/>
    </style:style>
    <style:style style:name="gr30" style:family="graphic" style:parent-style-name="standard">
      <style:graphic-properties draw:fill-color="#3faf46" draw:textarea-horizontal-align="justify" draw:textarea-vertical-align="middle" draw:auto-grow-height="false" fo:min-height="1.07cm" fo:min-width="5.515cm"/>
      <style:paragraph-properties style:writing-mode="lr-tb"/>
    </style:style>
    <style:style style:name="gr31" style:family="graphic" style:parent-style-name="standard">
      <style:graphic-properties draw:fill-color="#3faf46" draw:textarea-horizontal-align="justify" draw:textarea-vertical-align="middle" draw:auto-grow-height="false" fo:min-height="1.07cm" fo:min-width="4.88cm"/>
      <style:paragraph-properties style:writing-mode="lr-tb"/>
    </style:style>
    <style:style style:name="gr32" style:family="graphic" style:parent-style-name="standard">
      <style:graphic-properties draw:fill-color="#c9211e" draw:textarea-horizontal-align="justify" draw:textarea-vertical-align="middle" draw:auto-grow-height="false" fo:min-height="1.07cm" fo:min-width="11.23cm"/>
      <style:paragraph-properties style:writing-mode="lr-tb"/>
    </style:style>
    <style:style style:name="gr33" style:family="graphic" style:parent-style-name="standard">
      <style:graphic-properties draw:marker-start="Circle" draw:marker-start-width="0.3cm" draw:marker-end="Arrowheads_20_5" draw:marker-end-width="0.3cm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2.751cm"/>
      <style:paragraph-properties style:writing-mode="lr-tb"/>
    </style:style>
    <style:style style:name="pr5" style:family="presentation" style:parent-style-name="Vivid1_5f_-subtitle">
      <style:graphic-properties draw:fill-color="#ffffff" fo:min-height="9.7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outline1">
      <style:graphic-properties fo:min-height="9.751cm"/>
      <style:paragraph-properties style:writing-mode="lr-tb"/>
    </style:style>
    <style:style style:name="pr8" style:family="presentation" style:parent-style-name="Vivid1_5f_-notes">
      <style:graphic-properties draw:fill-color="#ffffff" fo:min-height="12.464cm"/>
      <style:paragraph-properties style:writing-mode="lr-tb"/>
    </style:style>
    <style:style style:name="pr9" style:family="presentation" style:parent-style-name="Vivid1_5f_-subtitle">
      <style:graphic-properties draw:fill-color="#ffffff" fo:min-height="12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55308d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6d6d"/>
      <style:paragraph-properties fo:text-align="center"/>
    </style:style>
    <style:style style:name="P10" style:family="paragraph">
      <loext:graphic-properties draw:fill-color="#ffff6d"/>
      <style:paragraph-properties fo:text-align="center"/>
    </style:style>
    <style:style style:name="P11" style:family="paragraph">
      <loext:graphic-properties draw:fill-color="#77bc65"/>
      <style:paragraph-properties fo:text-align="center"/>
    </style:style>
    <style:style style:name="P12" style:family="paragraph">
      <loext:graphic-properties draw:fill-color="#8d1d75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text-align="start">
        <style:tab-stops/>
      </style:paragraph-properties>
    </style:style>
    <style:style style:name="P18" style:family="paragraph">
      <style:paragraph-properties fo:text-align="center"/>
      <style:text-properties fo:color="#eeeeee" loext:opacity="100%"/>
    </style:style>
    <style:style style:name="P19" style:family="paragraph">
      <style:paragraph-properties fo:text-align="center"/>
      <style:text-properties fo:color="#eeeeee" loext:opacity="100%" loext:color-lum-mod="100%" loext:color-lum-off="0%"/>
    </style:style>
    <style:style style:name="P20" style:family="paragraph">
      <loext:graphic-properties draw:fill-color="#ff972f"/>
      <style:paragraph-properties fo:text-align="center"/>
      <style:text-properties fo:color="#eeeeee" loext:opacity="100%" loext:color-lum-mod="100%" loext:color-lum-off="0%"/>
    </style:style>
    <style:style style:name="P21" style:family="paragraph">
      <loext:graphic-properties draw:fill-color="#ff6d6d"/>
      <style:paragraph-properties fo:text-align="center"/>
      <style:text-properties fo:color="#eeeeee" loext:opacity="100%" loext:color-lum-mod="100%" loext:color-lum-off="0%"/>
    </style:style>
    <style:style style:name="P22" style:family="paragraph">
      <loext:graphic-properties draw:fill-color="#3faf46"/>
      <style:paragraph-properties fo:text-align="center"/>
      <style:text-properties fo:color="#eeeeee" loext:opacity="100%" loext:color-lum-mod="100%" loext:color-lum-off="0%"/>
    </style:style>
    <style:style style:name="P23" style:family="paragraph">
      <loext:graphic-properties draw:fill-color="#c9211e"/>
      <style:paragraph-properties fo:text-align="center"/>
      <style:text-properties fo:color="#eeeeee" loext:opacity="100%" loext:color-lum-mod="100%" loext:color-lum-off="0%"/>
    </style:style>
    <style:style style:name="P24" style:family="paragraph">
      <loext:graphic-properties draw:fill-color="#8d1d75"/>
      <style:paragraph-properties fo:text-align="center"/>
      <style:text-properties fo:color="#eeeeee" loext:opacity="100%" loext:color-lum-mod="100%" loext:color-lum-off="0%"/>
    </style:style>
    <style:style style:name="P25" style:family="paragraph">
      <loext:graphic-properties draw:fill-color="#5eb91e"/>
      <style:paragraph-properties fo:text-align="center"/>
    </style:style>
    <style:style style:name="P26" style:family="paragraph">
      <style:paragraph-properties fo:text-align="center"/>
      <style:text-properties fo:font-size="22pt"/>
    </style:style>
    <style:style style:name="P27" style:family="paragraph">
      <loext:graphic-properties draw:fill-color="#8d1d75"/>
      <style:paragraph-properties fo:text-align="center"/>
      <style:text-properties fo:color="#eeeeee" loext:opacity="100%" loext:color-lum-mod="100%" loext:color-lum-off="0%" fo:font-size="22pt"/>
    </style:style>
    <style:style style:name="P28" style:family="paragraph">
      <loext:graphic-properties draw:fill-color="#ffffff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font-size="27pt"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eeeeee" loext:opacity="100%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<text:span text:style-name="T1">Basics of HPC for researchers</text:span>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2">IAP Activity 2022 – Day 4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_5f_" presentation:presentation-page-layout-name="AL1T0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Clarification about binary/text files</text:p>
          </draw:text-box>
        </draw:frame>
        <draw:frame presentation:style-name="pr5" draw:text-style-name="P4" draw:layer="layout" svg:width="25cm" svg:height="9.75cm" svg:x="1.5cm" svg:y="4cm" presentation:class="subtitle">
          <draw:text-box>
            <text:p>text_vs_binary_storage_and_data_type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Custom structured files</text:p>
          </draw:text-box>
        </draw:frame>
        <draw:frame presentation:style-name="pr7" draw:layer="layout" svg:width="20.725cm" svg:height="10.605cm" svg:x="1.5cm" svg:y="4cm" presentation:class="outline" presentation:user-transformed="true">
          <draw:text-box>
            <text:list text:style-name="L2">
              <text:list-item>
                <text:p>Binary files do not have to all have the same types!</text:p>
              </text:list-item>
              <text:list-item>
                <text:p>You could for example store a matrix with two columns</text:p>
                <text:list>
                  <text:list-item>
                    <text:p>First is float32</text:p>
                  </text:list-item>
                  <text:list-item>
                    <text:p>Second is uint16</text:p>
                  </text:list-item>
                </text:list>
              </text:list-item>
              <text:list-item>
                <text:p>In the end everything is stored as bytes anyway.</text:p>
              </text:list-item>
              <text:list-item>
                <text:p>Here each row uses 6 bytes</text:p>
              </text:list-item>
              <text:list-item>
                <text:p>The only thing you need is know what is what when you open the fil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Custom structured file</text:p>
          </draw:text-box>
        </draw:frame>
        <draw:g>
          <draw:custom-shape draw:style-name="gr2" draw:text-style-name="P6" draw:layer="layout" svg:width="2.54cm" svg:height="0.635cm" svg:x="6.35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10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10.7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1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12.0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12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13.3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13.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10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10.7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1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12.0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12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13.3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13.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6.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6.98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7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8.2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8.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9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6.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6.98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7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8.2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8.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0.635cm" svg:x="6.35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1.27cm" svg:height="0.635cm" svg:x="8.89cm" svg:y="9.525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7" draw:layer="layout" svg:width="1.27cm" svg:height="0.635cm" svg:x="19.68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8" draw:layer="layout" svg:width="3.81cm" svg:height="1.26cm" svg:x="6.35cm" svg:y="3.81cm">
          <draw:text-box>
            <text:p>Option 1</text:p>
          </draw:text-box>
        </draw:frame>
        <draw:frame draw:style-name="gr4" draw:text-style-name="P8" draw:layer="layout" svg:width="3.81cm" svg:height="1.26cm" svg:x="19.685cm" svg:y="3.82cm">
          <draw:text-box>
            <text:p>Option 2</text:p>
          </draw:text-box>
        </draw:frame>
        <draw:custom-shape draw:style-name="gr2" draw:text-style-name="P6" draw:layer="layout" svg:width="2.54cm" svg:height="0.635cm" svg:x="19.68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0.635cm" svg:x="19.68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0.635cm" svg:x="19.685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0.635cm" svg:x="19.68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0.635cm" svg:x="19.685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0.635cm" svg:x="19.685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0.635cm" svg:x="19.685cm" svg:y="8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0.635cm" svg:x="19.685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0.635cm" svg:x="19.685cm" svg:y="9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0.635cm" svg:x="19.685cm" svg:y="9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27cm" svg:height="0.635cm" svg:x="19.685cm" svg:y="10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27cm" svg:height="0.635cm" svg:x="19.685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27cm" svg:height="0.635cm" svg:x="19.685cm" svg:y="12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27cm" svg:height="0.635cm" svg:x="19.685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27cm" svg:height="0.635cm" svg:x="19.685cm" svg:y="13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27cm" svg:height="0.635cm" svg:x="19.685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_5f_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cm" svg:height="2.75cm" svg:x="1.5cm" svg:y="0.25cm" presentation:class="title">
          <draw:text-box>
            <text:p>Demo of the two options</text:p>
          </draw:text-box>
        </draw:frame>
        <draw:frame presentation:style-name="pr5" draw:text-style-name="P5" draw:layer="layout" svg:width="25cm" svg:height="9.75cm" svg:x="1.5cm" svg:y="4cm" presentation:class="subtitle" presentation:user-transformed="true">
          <draw:text-box>
            <text:p>custom_file_structur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Indices</text:p>
          </draw:text-box>
        </draw:frame>
        <draw:custom-shape draw:style-name="gr5" draw:text-style-name="P6" draw:layer="layout" svg:width="2.54cm" svg:height="0.635cm" svg:x="12.087cm" svg:y="4.14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0.635cm" svg:x="12.087cm" svg:y="4.7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0.635cm" svg:x="12.087cm" svg:y="5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0.635cm" svg:x="12.087cm" svg:y="6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0.635cm" svg:x="12.087cm" svg:y="6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54cm" svg:height="0.635cm" svg:x="12.087cm" svg:y="7.3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635cm" svg:x="12.087cm" svg:y="7.3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635cm" svg:x="12.087cm" svg:y="7.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635cm" svg:x="12.087cm" svg:y="8.5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635cm" svg:x="12.087cm" svg:y="9.2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635cm" svg:x="12.087cm" svg:y="9.8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635cm" svg:x="12.087cm" svg:y="10.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635cm" svg:x="12.087cm" svg:y="11.1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635cm" svg:x="12.087cm" svg:y="11.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635cm" svg:x="12.087cm" svg:y="12.3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635cm" svg:x="12.087cm" svg:y="13.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635cm" svg:x="12.087cm" svg:y="13.6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635cm" svg:x="12.087cm" svg:y="14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0.635cm" svg:x="5.102cm" svg:y="6.68cm">
          <text:p/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7.642cm" svg:y1="7.003cm" svg:x2="12.001cm" svg:y2="4.46cm">
          <text:p/>
        </draw:line>
        <draw:custom-shape draw:style-name="gr9" draw:text-style-name="P12" draw:layer="layout" svg:width="2.54cm" svg:height="0.635cm" svg:x="5.102cm" svg:y="7.3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0.635cm" svg:x="5.102cm" svg:y="7.95cm">
          <text:p/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7.728cm" svg:y1="7.709cm" svg:x2="11.987cm" svg:y2="7.635cm">
          <text:p/>
        </draw:line>
        <draw:line draw:style-name="gr10" draw:text-style-name="P13" draw:layer="layout" svg:x1="7.728cm" svg:y1="8.282cm" svg:x2="11.972cm" svg:y2="10.766cm">
          <text:p/>
        </draw:line>
        <draw:frame draw:style-name="gr11" draw:text-style-name="P14" draw:layer="layout" svg:width="5.049cm" svg:height="2.777cm" svg:x="3.991cm" svg:y="8.282cm">
          <draw:text-box>
            <text:p text:style-name="P6">Secondary file</text:p>
          </draw:text-box>
        </draw:frame>
        <draw:frame draw:style-name="gr11" draw:text-style-name="P14" draw:layer="layout" svg:width="5.049cm" svg:height="2.777cm" svg:x="3.992cm" svg:y="8.283cm">
          <draw:text-box>
            <text:p text:style-name="P6">Secondary file</text:p>
          </draw:text-box>
        </draw:frame>
        <draw:frame draw:style-name="gr11" draw:text-style-name="P14" draw:layer="layout" svg:width="5.049cm" svg:height="2.777cm" svg:x="14.82cm" svg:y="7.931cm">
          <draw:text-box>
            <text:p text:style-name="P6">Primary file</text:p>
          </draw:text-box>
        </draw:frame>
        <draw:frame draw:style-name="gr12" draw:text-style-name="P16" draw:layer="layout" svg:width="10.49cm" svg:height="3.378cm" svg:x="17.271cm" svg:y="12.116cm">
          <draw:text-box>
            <text:p text:style-name="P15"><text:span text:style-name="T3">Extremely useful in conjuction with memmap files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Beyond Single Files</text:p>
          </draw:text-box>
        </draw:frame>
        <draw:frame presentation:style-name="pr7" draw:layer="layout" svg:width="25cm" svg:height="9.75cm" svg:x="1.5cm" svg:y="4cm" presentation:class="outline">
          <draw:text-box>
            <text:list text:style-name="L2">
              <text:list-item>
                <text:p>Single files can have limitations</text:p>
              </text:list-item>
              <text:list-item>
                <text:p>You should never spend more than fraction of your time dealing with file formats</text:p>
              </text:list-item>
              <text:list-item>
                <text:p>If it’s more complicated than trivial you should use existing solutions</text:p>
              </text:list-item>
              <text:list-item>
                <text:p>These represent an entire field of computer science called Database: Don’t reinvent the wheel!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Database Examples</text:p>
          </draw:text-box>
        </draw:frame>
        <draw:frame presentation:style-name="pr7" draw:layer="layout" svg:width="25cm" svg:height="9.75cm" svg:x="1.5cm" svg:y="4cm" presentation:class="outline">
          <draw:text-box>
            <text:list text:style-name="L2">
              <text:list-item>
                <text:p>You want to store complex records (many columns of different types)</text:p>
              </text:list-item>
              <text:list-item>
                <text:p>You usually don’t need to load the entirety of it</text:p>
              </text:list-item>
              <text:list-item>
                <text:p>You want to search them efficiently based on some complex criteria</text:p>
                <text:p/>
                <text:p/>
              </text:list-item>
            </text:list>
          </draw:text-box>
        </draw:frame>
        <draw:frame draw:style-name="gr13" draw:text-style-name="P16" draw:layer="layout" svg:width="10.16cm" svg:height="2.123cm" svg:x="8.255cm" svg:y="11.847cm">
          <draw:text-box>
            <text:p text:style-name="P15"><text:span text:style-name="T4">SQLLit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 text:style-name="P17">Database Examples</text:p>
          </draw:text-box>
        </draw:frame>
        <draw:frame presentation:style-name="pr7" draw:layer="layout" svg:width="25cm" svg:height="9.75cm" svg:x="1.5cm" svg:y="4cm" presentation:class="outline">
          <draw:text-box>
            <text:list text:style-name="L2">
              <text:list-item>
                <text:p>Roughly the same as SQLLite</text:p>
              </text:list-item>
              <text:list-item>
                <text:p>You have multiple machines and you them to read/write at the same time</text:p>
              </text:list-item>
            </text:list>
          </draw:text-box>
        </draw:frame>
        <draw:frame draw:style-name="gr13" draw:text-style-name="P16" draw:layer="layout" svg:width="10.16cm" svg:height="2.123cm" svg:x="8.255cm" svg:y="11.848cm">
          <draw:text-box>
            <text:p text:style-name="P15"><text:span text:style-name="T4">MariaDB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 text:style-name="P17">Database Examples</text:p>
          </draw:text-box>
        </draw:frame>
        <draw:frame presentation:style-name="pr7" draw:layer="layout" svg:width="25cm" svg:height="9.75cm" svg:x="1.5cm" svg:y="4cm" presentation:class="outline">
          <draw:text-box>
            <text:list text:style-name="L2">
              <text:list-item>
                <text:p>You have many arrays of various shapes</text:p>
              </text:list-item>
              <text:list-item>
                <text:p>You want to store metadata associated to them</text:p>
              </text:list-item>
              <text:list-item>
                <text:p>They add up to a significant number of files</text:p>
              </text:list-item>
              <text:list-item>
                <text:p>You want to be able to copy them fast between machines</text:p>
              </text:list-item>
            </text:list>
          </draw:text-box>
        </draw:frame>
        <draw:frame draw:style-name="gr13" draw:text-style-name="P16" draw:layer="layout" svg:width="10.16cm" svg:height="2.123cm" svg:x="8.255cm" svg:y="11.848cm">
          <draw:text-box>
            <text:p text:style-name="P15"><text:span text:style-name="T4">HDF5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 text:style-name="P17">Database Examples</text:p>
          </draw:text-box>
        </draw:frame>
        <draw:frame presentation:style-name="pr7" draw:layer="layout" svg:width="25cm" svg:height="6.795cm" svg:x="1.5cm" svg:y="4cm" presentation:class="outline" presentation:user-transformed="true">
          <draw:text-box>
            <text:list text:style-name="L2">
              <text:list-item>
                <text:p>You have extremely large arrays (much larger than your RAM)</text:p>
              </text:list-item>
              <text:list-item>
                <text:p>You usually only need a small portion of it</text:p>
              </text:list-item>
              <text:list-item>
                <text:p>You potentially want to reduce the space they take by compressing</text:p>
              </text:list-item>
              <text:list-item>
                <text:p>You have multiple machines and they need to read different regions of the array</text:p>
                <text:p/>
                <text:p/>
              </text:list-item>
            </text:list>
          </draw:text-box>
        </draw:frame>
        <draw:frame draw:style-name="gr13" draw:text-style-name="P16" draw:layer="layout" svg:width="10.16cm" svg:height="2.123cm" svg:x="8.255cm" svg:y="11.848cm">
          <draw:text-box>
            <text:p text:style-name="P15"><text:span text:style-name="T4">TileDB / Zarr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_5f_" presentation:presentation-page-layout-name="AL3T32" presentation:use-date-time-name="dtd1">
        <office:forms form:automatic-focus="false" form:apply-design-mode="false"/>
        <draw:frame presentation:style-name="pr9" draw:text-style-name="P4" draw:layer="layout" svg:width="25cm" svg:height="12.751cm" svg:x="1.5cm" svg:y="0.25cm" presentation:class="subtitle">
          <draw:text-box>
            <text:p>Multi-core computing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Why making multiple cores ?</text:p>
          </draw:text-box>
        </draw:frame>
        <draw:frame presentation:style-name="pr7" draw:layer="layout" svg:width="25cm" svg:height="9.75cm" svg:x="1.5cm" svg:y="4cm" presentation:class="outline">
          <draw:text-box>
            <text:list text:style-name="L2">
              <text:list-item>
                <text:p>We want to compute quicker</text:p>
              </text:list-item>
              <text:list-item>
                <text:p>Why not making a faster processor ?</text:p>
                <text:list>
                  <text:list-item>
                    <text:p>We can’t increase the clock speeds (heart beat) anymore because heat gets concentrated</text:p>
                  </text:list-item>
                  <text:list-item>
                    <text:p>We can’t make them bigger to have the heat more spread out because then distances become too large and information doesn’t have time to travel</text:p>
                  </text:list-item>
                </text:list>
              </text:list-item>
              <text:list-item>
                <text:p>Solution is to have multiple smaller processor that share information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How do they share data ?</text:p>
          </draw:text-box>
        </draw:frame>
        <draw:custom-shape draw:style-name="gr14" draw:text-style-name="P19" draw:layer="layout" svg:width="3.175cm" svg:height="1.905cm" svg:x="3.175cm" svg:y="4.445cm">
          <text:p text:style-name="P18">Core 1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.175cm" svg:height="1.905cm" svg:x="8.255cm" svg:y="4.445cm">
          <text:p text:style-name="P18">Core 2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.175cm" svg:height="1.905cm" svg:x="21.59cm" svg:y="4.445cm">
          <text:p text:style-name="P18">Core N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1.59cm" svg:height="1.27cm" svg:x="3.175cm" svg:y="13.97cm">
          <text:p text:style-name="P18">RAM</text:p>
          <draw:enhanced-geometry svg:viewBox="0 0 21600 21600" draw:type="rectangle" draw:enhanced-path="M 0 0 L 21600 0 21600 21600 0 21600 0 0 Z N"/>
        </draw:custom-shape>
        <draw:line draw:style-name="gr16" draw:text-style-name="P13" draw:layer="layout" svg:x1="1.27cm" svg:y1="12.7cm" svg:x2="19.05cm" svg:y2="12.7cm">
          <text:p/>
        </draw:line>
        <draw:custom-shape draw:style-name="gr17" draw:text-style-name="P21" draw:layer="layout" svg:width="3.175cm" svg:height="1.27cm" svg:x="3.175cm" svg:y="6.35cm">
          <text:p text:style-name="P18">L1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3.175cm" svg:height="1.27cm" svg:x="8.255cm" svg:y="6.35cm">
          <text:p text:style-name="P18">L1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3.175cm" svg:height="1.27cm" svg:x="21.59cm" svg:y="6.35cm">
          <text:p text:style-name="P18">L1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1.59cm" svg:height="1.27cm" svg:x="3.175cm" svg:y="8.255cm">
          <text:p text:style-name="P18">L2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21.59cm" svg:height="1.27cm" svg:x="3.175cm" svg:y="10.16cm">
          <text:p text:style-name="P18">L3</text:p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7.62cm" svg:height="2.319cm" svg:x="19.685cm" svg:y="11.541cm">
          <draw:text-box>
            <text:p>Physical separation</text:p>
          </draw:text-box>
        </draw:frame>
        <draw:line draw:style-name="gr21" draw:text-style-name="P6" draw:layer="layout" svg:x1="12.065cm" svg:y1="6.985cm" svg:x2="20.955cm" svg:y2="6.985cm">
          <text:p/>
        </draw:line>
        <draw:frame draw:style-name="gr20" draw:text-style-name="P8" draw:layer="layout" svg:width="6.985cm" svg:height="2.319cm" svg:x="12.7cm" svg:y="5.08cm">
          <draw:text-box>
            <text:p><text:span text:style-name="T5">Potential coherence issues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How do they share data ?</text:p>
          </draw:text-box>
        </draw:frame>
        <draw:custom-shape draw:style-name="gr14" draw:text-style-name="P19" draw:layer="layout" svg:width="3.175cm" svg:height="1.905cm" svg:x="1.905cm" svg:y="4.445cm">
          <text:p text:style-name="P18">Core 1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.175cm" svg:height="1.905cm" svg:x="9.525cm" svg:y="4.445cm">
          <text:p text:style-name="P18">Core N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0.795cm" svg:height="1.27cm" svg:x="1.905cm" svg:y="13.335cm">
          <text:p text:style-name="P18">RAM</text:p>
          <draw:enhanced-geometry svg:viewBox="0 0 21600 21600" draw:type="rectangle" draw:enhanced-path="M 0 0 L 21600 0 21600 21600 0 21600 0 0 Z N"/>
        </draw:custom-shape>
        <draw:line draw:style-name="gr16" draw:text-style-name="P13" draw:layer="layout" svg:x1="1.27cm" svg:y1="12.7cm" svg:x2="25.4cm" svg:y2="12.7cm">
          <text:p/>
        </draw:line>
        <draw:custom-shape draw:style-name="gr17" draw:text-style-name="P21" draw:layer="layout" svg:width="3.175cm" svg:height="1.27cm" svg:x="1.905cm" svg:y="6.35cm">
          <text:p text:style-name="P18">L1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3.175cm" svg:height="1.27cm" svg:x="9.525cm" svg:y="6.35cm">
          <text:p text:style-name="P18">L1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0.795cm" svg:height="1.27cm" svg:x="1.905cm" svg:y="8.255cm">
          <text:p text:style-name="P18">L2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0.795cm" svg:height="1.27cm" svg:x="1.905cm" svg:y="10.16cm">
          <text:p text:style-name="P18">L3</text:p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2.7cm" svg:y1="8.89cm" svg:x2="15.24cm" svg:y2="8.89cm">
          <text:p/>
        </draw:line>
        <draw:custom-shape draw:style-name="gr14" draw:text-style-name="P19" draw:layer="layout" svg:width="3.175cm" svg:height="1.905cm" svg:x="15.24cm" svg:y="4.445cm">
          <text:p text:style-name="P18">Core 1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.175cm" svg:height="1.905cm" svg:x="22.86cm" svg:y="4.445cm">
          <text:p text:style-name="P18">Core N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0.795cm" svg:height="1.27cm" svg:x="15.24cm" svg:y="13.335cm">
          <text:p text:style-name="P18">RAM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3.175cm" svg:height="1.27cm" svg:x="15.24cm" svg:y="6.35cm">
          <text:p text:style-name="P18">L1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3.175cm" svg:height="1.27cm" svg:x="22.86cm" svg:y="6.35cm">
          <text:p text:style-name="P18">L1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0.795cm" svg:height="1.27cm" svg:x="15.24cm" svg:y="8.255cm">
          <text:p text:style-name="P18">L2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0.795cm" svg:height="1.27cm" svg:x="15.24cm" svg:y="10.16cm">
          <text:p text:style-name="P18">L3</text:p>
          <draw:enhanced-geometry svg:viewBox="0 0 21600 21600" draw:type="rectangle" draw:enhanced-path="M 0 0 L 21600 0 21600 21600 0 21600 0 0 Z N"/>
        </draw:custom-shape>
        <draw:line draw:style-name="gr16" draw:text-style-name="P13" draw:layer="layout" svg:x1="13.97cm" svg:y1="13.97cm" svg:x2="13.97cm" svg:y2="3.81cm">
          <text:p/>
        </draw:line>
        <draw:line draw:style-name="gr25" draw:text-style-name="P6" draw:layer="layout" svg:x1="15.875cm" svg:y1="13.97cm" svg:x2="12.7cm" svg:y2="12.065cm">
          <text:p/>
        </draw:line>
        <draw:line draw:style-name="gr16" draw:text-style-name="P13" draw:layer="layout" svg:x1="1.27cm" svg:y1="12.7cm" svg:x2="25.4cm" svg:y2="12.7cm">
          <text:p/>
        </draw:line>
        <draw:line draw:style-name="gr25" draw:text-style-name="P6" draw:layer="layout" svg:x1="12.065cm" svg:y1="13.97cm" svg:x2="15.24cm" svg:y2="12.065cm">
          <text:p/>
        </draw:line>
        <draw:line draw:style-name="gr21" draw:text-style-name="P6" draw:layer="layout" svg:x1="12.7cm" svg:y1="10.795cm" svg:x2="15.24cm" svg:y2="10.795cm">
          <text:p/>
        </draw:line>
        <draw:line draw:style-name="gr21" draw:text-style-name="P6" draw:layer="layout" svg:x1="12.7cm" svg:y1="6.985cm" svg:x2="15.24cm" svg:y2="6.985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How do operating systems <text:s/>handle multiple programs ?</text:p>
          </draw:text-box>
        </draw:frame>
        <draw:custom-shape draw:style-name="gr26" draw:text-style-name="P6" draw:layer="layout" svg:width="8.255cm" svg:height="8.13cm" svg:x="2.5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2.54cm" svg:height="1.905cm" svg:x="4.445cm" svg:y="6.35cm">
          <text:p text:style-name="P6"><text:span text:style-name="T6">Program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2.54cm" svg:height="1.905cm" svg:x="3.175cm" svg:y="8.89cm">
          <text:p text:style-name="P6"><text:span text:style-name="T6">Program 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2.54cm" svg:height="1.905cm" svg:x="7.62cm" svg:y="7.62cm">
          <text:p text:style-name="P6"><text:span text:style-name="T6">Program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2.54cm" svg:height="1.905cm" svg:x="6.35cm" svg:y="10.16cm">
          <text:p text:style-name="P6"><text:span text:style-name="T6">Program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3.175cm" svg:height="1.905cm" svg:x="20.32cm" svg:y="3.81cm">
          <text:p text:style-name="P18">Core 1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.175cm" svg:height="1.905cm" svg:x="20.32cm" svg:y="6.35cm">
          <text:p text:style-name="P18">Core 2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.175cm" svg:height="1.905cm" svg:x="20.32cm" svg:y="11.43cm">
          <text:p text:style-name="P18">Core N</text:p>
          <draw:enhanced-geometry svg:viewBox="0 0 21600 21600" draw:type="rectangle" draw:enhanced-path="M 0 0 L 21600 0 21600 21600 0 21600 0 0 Z N"/>
        </draw:custom-shape>
        <draw:custom-shape draw:style-name="gr28" draw:text-style-name="P25" xml:id="id1" draw:id="id1" draw:layer="layout" svg:width="4.445cm" svg:height="4.445cm" svg:x="12.065cm" svg:y="6.985cm">
          <text:p text:style-name="P6">Operating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xml:id="id2" draw:id="id2" draw:layer="layout" svg:width="2.54cm" svg:height="1.905cm" svg:x="17.145cm" svg:y="3.81cm">
          <text:p text:style-name="P6"><text:span text:style-name="T6">Program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3" draw:id="id3" draw:layer="layout" svg:width="2.54cm" svg:height="1.905cm" svg:x="17.145cm" svg:y="6.35cm">
          <text:p text:style-name="P6"><text:span text:style-name="T6">Program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3" draw:layer="layout" draw:type="lines" svg:x1="14.287cm" svg:y1="6.985cm" svg:x2="17.145cm" svg:y2="4.763cm" draw:start-shape="id1" draw:start-glue-point="0" draw:end-shape="id2" draw:end-glue-point="6" svg:d="M14287 6985v-526l2333-1696h525" svg:viewBox="0 0 2859 2223">
          <text:p/>
        </draw:connector>
        <draw:connector draw:style-name="gr16" draw:text-style-name="P13" draw:layer="layout" draw:type="lines" svg:x1="16.51cm" svg:y1="9.207cm" svg:x2="18.415cm" svg:y2="8.255cm" draw:start-shape="id1" draw:start-glue-point="1" draw:end-shape="id3" draw:end-glue-point="8" svg:d="M16510 9207h526l1379-427v-525" svg:viewBox="0 0 1906 953">
          <text:p/>
        </draw:connector>
        <draw:frame draw:style-name="gr13" draw:text-style-name="P8" draw:layer="layout" svg:width="8.255cm" svg:height="1.26cm" svg:x="2.54cm" svg:y="13.657cm">
          <draw:text-box>
            <text:p text:style-name="P6">Pool of programs</text:p>
          </draw:text-box>
        </draw:frame>
        <draw:frame draw:style-name="gr13" draw:text-style-name="P8" draw:layer="layout" svg:width="8.255cm" svg:height="1.26cm" svg:x="17.78cm" svg:y="13.98cm">
          <draw:text-box>
            <text:p text:style-name="P6">Running Program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Multi-processing</text:p>
          </draw:text-box>
        </draw:frame>
        <draw:frame presentation:style-name="pr7" draw:layer="layout" svg:width="13.105cm" svg:height="9.75cm" svg:x="1.5cm" svg:y="4cm" presentation:class="outline" presentation:user-transformed="true">
          <draw:text-box>
            <text:list text:style-name="L2">
              <text:list-item>
                <text:p>Easiest way to use multiple cores is to start multiple programs</text:p>
              </text:list-item>
              <text:list-item>
                <text:p>You can give arguments to your program and start multiple ones</text:p>
              </text:list-item>
              <text:list-item>
                <text:p>Most languages have ways to start new programs within another </text:p>
              </text:list-item>
            </text:list>
          </draw:text-box>
        </draw:frame>
        <draw:custom-shape draw:style-name="gr29" draw:text-style-name="P27" xml:id="id5" draw:id="id5" draw:layer="layout" svg:width="4.444cm" svg:height="1.905cm" svg:x="16.51cm" svg:y="6.35cm">
          <text:p text:style-name="P26"><text:span text:style-name="T6">Python prog.py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7" xml:id="id4" draw:id="id4" draw:layer="layout" svg:width="2.54cm" svg:height="1.905cm" svg:x="20.32cm" svg:y="3.81cm">
          <text:p text:style-name="P26"><text:span text:style-name="T6">Termi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6" draw:id="id6" draw:layer="layout" svg:width="4.444cm" svg:height="1.905cm" svg:x="21.59cm" svg:y="6.35cm">
          <text:p text:style-name="P26"><text:span text:style-name="T6">Python prog.py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3" draw:layer="layout" draw:type="lines" svg:x1="20.692cm" svg:y1="5.436cm" svg:x2="18.732cm" svg:y2="6.35cm" draw:start-shape="id4" draw:start-glue-point="7" draw:end-shape="id5" draw:end-glue-point="4" svg:d="M20692 5436v804l-1960-416v526" svg:viewBox="0 0 1961 915">
          <text:p/>
        </draw:connector>
        <draw:connector draw:style-name="gr16" draw:text-style-name="P13" draw:layer="layout" draw:type="lines" svg:x1="22.488cm" svg:y1="5.436cm" svg:x2="23.812cm" svg:y2="6.35cm" draw:start-shape="id4" draw:start-glue-point="9" draw:end-shape="id6" draw:end-glue-point="4" svg:d="M22488 5436v804l1324-416v526" svg:viewBox="0 0 1325 915">
          <text:p/>
        </draw:connector>
        <draw:custom-shape draw:style-name="gr29" draw:text-style-name="P27" xml:id="id7" draw:id="id7" draw:layer="layout" svg:width="4.444cm" svg:height="1.905cm" svg:x="19.685cm" svg:y="10.16cm">
          <text:p text:style-name="P26"><text:span text:style-name="T6">Python prog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8" draw:id="id8" draw:layer="layout" svg:width="4.444cm" svg:height="1.905cm" svg:x="15.875cm" svg:y="12.7cm">
          <text:p text:style-name="P26"><text:span text:style-name="T6">Child program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9" draw:id="id9" draw:layer="layout" svg:width="4.444cm" svg:height="1.905cm" svg:x="22.86cm" svg:y="13.335cm">
          <text:p text:style-name="P26"><text:span text:style-name="T6">Child program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3" draw:layer="layout" draw:type="lines" svg:x1="20.335cm" svg:y1="11.786cm" svg:x2="18.097cm" svg:y2="12.7cm" draw:start-shape="id7" draw:start-glue-point="7" draw:end-shape="id8" draw:end-glue-point="4" svg:d="M20335 11786v805l-2238-417v526" svg:viewBox="0 0 2239 915">
          <text:p/>
        </draw:connector>
        <draw:connector draw:style-name="gr16" draw:text-style-name="P13" draw:layer="layout" draw:type="lines" svg:x1="23.479cm" svg:y1="11.786cm" svg:x2="25.082cm" svg:y2="13.335cm" draw:start-shape="id7" draw:start-glue-point="9" draw:end-shape="id9" draw:end-glue-point="4" svg:d="M23479 11786v805l1603 218v526" svg:viewBox="0 0 1604 1550">
          <text:p/>
        </draw:connector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8" draw:text-style-name="P2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Virtual Memory</text:p>
          </draw:text-box>
        </draw:frame>
        <draw:custom-shape draw:style-name="gr30" draw:text-style-name="P22" xml:id="id11" draw:id="id11" draw:layer="layout" svg:width="5.715cm" svg:height="1.27cm" draw:transform="rotate (1.5707963267949) translate (13.335cm 9.525cm)">
          <text:p text:style-name="P18">Virtual RAM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2.54cm" svg:height="1.905cm" svg:x="10.16cm" svg:y="11.43cm">
          <text:p text:style-name="P6"><text:span text:style-name="T6">Program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xml:id="id12" draw:id="id12" draw:layer="layout" svg:width="5.08cm" svg:height="1.27cm" draw:transform="rotate (1.5707963267949) translate (13.335cm 15.24cm)">
          <text:p text:style-name="P18">Virtual RAM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11.43cm" svg:height="1.27cm" draw:transform="rotate (1.5707963267949) translate (17.145cm 15.24cm)">
          <text:p text:style-name="P18">Physical RAM</text:p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14.605cm" svg:y1="6.985cm" svg:x2="17.145cm" svg:y2="12.7cm">
          <text:p/>
        </draw:line>
        <draw:line draw:style-name="gr33" draw:text-style-name="P6" draw:layer="layout" svg:x1="14.605cm" svg:y1="12.7cm" svg:x2="17.145cm" svg:y2="7.62cm">
          <text:p/>
        </draw:line>
        <draw:frame draw:style-name="gr13" draw:text-style-name="P8" xml:id="id10" draw:id="id10" draw:layer="layout" svg:width="5.08cm" svg:height="1.26cm" svg:x="2.54cm" svg:y="3.82cm">
          <draw:text-box>
            <text:p>Address 0</text:p>
          </draw:text-box>
        </draw:frame>
        <draw:connector draw:style-name="gr16" draw:text-style-name="P13" draw:layer="layout" draw:type="lines" svg:x1="7.62cm" svg:y1="4.45cm" svg:x2="13.97cm" svg:y2="3.81cm" draw:start-shape="id10" draw:start-glue-point="1" draw:end-shape="id11" draw:end-glue-point="1" svg:d="M7620 4450h500l5850-1165v525" svg:viewBox="0 0 6351 1166">
          <text:p/>
        </draw:connector>
        <draw:connector draw:style-name="gr16" draw:text-style-name="P13" draw:layer="layout" draw:type="lines" svg:x1="7.62cm" svg:y1="4.45cm" svg:x2="13.97cm" svg:y2="10.16cm" draw:start-shape="id10" draw:start-glue-point="1" draw:end-shape="id12" draw:end-glue-point="1" svg:d="M7620 4450h500l5850 5185v525" svg:viewBox="0 0 6351 5711">
          <text:p/>
        </draw:connector>
        <draw:custom-shape draw:style-name="gr27" draw:text-style-name="P24" draw:layer="layout" svg:width="2.54cm" svg:height="1.905cm" svg:x="10.16cm" svg:y="5.715cm">
          <text:p text:style-name="P6"><text:span text:style-name="T6">Program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6.35cm" svg:height="5.496cm" svg:x="20.32cm" svg:y="6.461cm">
          <draw:text-box>
            <text:p>Two programs have no immediate way of talking to each other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Communication methods</text:p>
          </draw:text-box>
        </draw:frame>
        <draw:frame presentation:style-name="pr7" draw:layer="layout" svg:width="25cm" svg:height="9.75cm" svg:x="1.5cm" svg:y="4cm" presentation:class="outline">
          <draw:text-box>
            <text:list text:style-name="L2">
              <text:list-item>
                <text:p>Files / Memmaps</text:p>
              </text:list-item>
              <text:list-item>
                <text:p>Shared Memory</text:p>
              </text:list-item>
              <text:list-item>
                <text:p>Pipes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_5f_" presentation:presentation-page-layout-name="AL3T32" presentation:use-date-time-name="dtd1">
        <office:forms form:automatic-focus="false" form:apply-design-mode="false"/>
        <draw:frame presentation:style-name="pr9" draw:text-style-name="P4" draw:layer="layout" svg:width="25cm" svg:height="12.751cm" svg:x="1.5cm" svg:y="0.25cm" presentation:class="subtitle">
          <draw:text-box>
            <text:p>GPU Computing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Negra" style:font-pitch="variable"/>
    <style:font-face style:name="Noto Sans4" svg:font-family="'Noto Sans'" style:font-adornments="Ligera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7 20 13" svg:d="M0 20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Noto Sans4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Noto Sans3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2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4:39:43.653438094</meta:creation-date>
    <meta:editing-duration>PT7H22M53S</meta:editing-duration>
    <meta:editing-cycles>15</meta:editing-cycles>
    <meta:generator>LibreOffice/7.4.3.2$Linux_X86_64 LibreOffice_project/40$Build-2</meta:generator>
    <dc:title>Vivid</dc:title>
    <dc:date>2023-01-12T13:44:49.729323542</dc:date>
    <meta:document-statistic meta:object-count="307"/>
  </office:meta>
</office:document-meta>
</file>